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3.976cm"/>
    </style:style>
    <style:style style:name="Table1.D" style:family="table-column">
      <style:table-column-properties style:column-width="3.974cm"/>
    </style:style>
    <style:style style:name="Table1.1" style:family="table-row">
      <style:table-row-properties style:min-row-height="0.397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181cee"/>
    </style:style>
    <style:style style:name="P3" style:family="paragraph" style:parent-style-name="Standard" style:master-page-name="Standard">
      <style:paragraph-properties style:page-number="auto"/>
      <style:text-properties officeooo:paragraph-rsid="00181cee"/>
    </style:style>
    <style:style style:name="P4" style:family="paragraph" style:parent-style-name="Text_20_body" style:master-page-name="Standard">
      <style:paragraph-properties style:page-number="auto"/>
      <style:text-properties officeooo:rsid="00181cee" officeooo:paragraph-rsid="00181c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 Plan (High Level)</text:p>
      <text:p text:style-name="Text_20_body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2">est ID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Expected I/P</text:p>
          </table:table-cell>
          <table:table-cell table:style-name="Table1.A1" office:value-type="string">
            <text:p text:style-name="P2">Expected O/P</text:p>
          </table:table-cell>
        </table:table-row>
        <table:table-row table:style-name="Table1.2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Enter Numbers in the calculator</text:p>
          </table:table-cell>
          <table:table-cell table:style-name="Table1.A1" office:value-type="string">
            <text:p text:style-name="P2">User is able to enter numbers in the calculator.</text:p>
          </table:table-cell>
          <table:table-cell table:style-name="Table1.A1" office:value-type="string">
            <text:p text:style-name="P2">Will show the correct numbers entered by the user.</text:p>
          </table:table-cell>
        </table:table-row>
        <table:table-row table:style-name="Table1.3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Selecting operation</text:p>
          </table:table-cell>
          <table:table-cell table:style-name="Table1.A1" office:value-type="string">
            <text:p text:style-name="P2">Correct math operation as required by the user.</text:p>
          </table:table-cell>
          <table:table-cell table:style-name="Table1.A1" office:value-type="string">
            <text:p text:style-name="P2">Will do correct calculation as required by the user.</text:p>
          </table:table-cell>
        </table:table-row>
        <table:table-row table:style-name="Table1.4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Display</text:p>
          </table:table-cell>
          <table:table-cell table:style-name="Table1.A1" office:value-type="string">
            <text:p text:style-name="P2">Proper display of output which can be recognized by the user.</text:p>
          </table:table-cell>
          <table:table-cell table:style-name="Table1.A1" office:value-type="string">
            <text:p text:style-name="P2">Will display results with good visibility</text:p>
          </table:table-cell>
        </table:table-row>
        <table:table-row table:style-name="Table1.5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Check whether the number of digits entered are within a limit</text:p>
          </table:table-cell>
          <table:table-cell table:style-name="Table1.A1" office:value-type="string">
            <text:p text:style-name="P2">Number of digits entered by user</text:p>
          </table:table-cell>
          <table:table-cell table:style-name="Table1.A1" office:value-type="string">
            <text:p text:style-name="P2">Number of digits entered are within a limit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n Reji</meta:initial-creator>
    <meta:editing-cycles>2</meta:editing-cycles>
    <meta:creation-date>2021-02-04T17:14:00</meta:creation-date>
    <dc:date>2021-02-05T10:34:30.741166837</dc:date>
    <meta:editing-duration>PT36M8S</meta:editing-duration>
    <meta:generator>LibreOffice/6.4.4.2$Linux_X86_64 LibreOffice_project/40$Build-2</meta:generator>
    <meta:document-statistic meta:table-count="1" meta:image-count="0" meta:object-count="0" meta:page-count="2" meta:paragraph-count="21" meta:word-count="100" meta:character-count="559" meta:non-whitespace-character-count="4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